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4000001D1165CEE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85df" officeooo:paragraph-rsid="001385df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385df" officeooo:paragraph-rsid="001385df" fo:background-color="#f7d1d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385df" officeooo:paragraph-rsid="001385df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officeooo:rsid="001385df" officeooo:paragraph-rsid="001385df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rsid="001385df" officeooo:paragraph-rsid="001385df"/>
    </style:style>
    <style:style style:name="P7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rsid="00149b5a" officeooo:paragraph-rsid="00149b5a"/>
    </style:style>
    <style:style style:name="P10" style:family="paragraph" style:parent-style-name="Text_20_body">
      <style:paragraph-properties fo:text-align="justify" style:justify-single-word="false"/>
      <style:text-properties fo:font-weight="bold" officeooo:rsid="00149b5a" officeooo:paragraph-rsid="00149b5a" fo:background-color="#f7d1d5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weight="bold" officeooo:rsid="00149b5a" officeooo:paragraph-rsid="00149b5a" style:font-weight-asian="bold" style:font-weight-complex="bold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5b224" officeooo:paragraph-rsid="0015b224"/>
    </style:style>
    <style:style style:name="P13" style:family="paragraph" style:parent-style-name="Text_20_body">
      <style:paragraph-properties fo:text-align="justify" style:justify-single-word="false"/>
      <style:text-properties fo:font-weight="bold" officeooo:rsid="0017daaf" officeooo:paragraph-rsid="0017daaf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officeooo:rsid="0017daaf" officeooo:paragraph-rsid="0017daaf"/>
    </style:style>
    <style:style style:name="P15" style:family="paragraph" style:parent-style-name="Text_20_body" style:list-style-name="L3">
      <style:paragraph-properties fo:text-align="justify" style:justify-single-word="false"/>
      <style:text-properties officeooo:paragraph-rsid="0017daaf"/>
    </style:style>
    <style:style style:name="P16" style:family="paragraph" style:parent-style-name="Text_20_body" style:list-style-name="L4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Text_20_body">
      <style:paragraph-properties fo:text-align="justify" style:justify-single-word="false"/>
      <style:text-properties fo:font-weight="bold" officeooo:rsid="0017dbc5" officeooo:paragraph-rsid="0017dbc5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officeooo:rsid="0017dbc5" officeooo:paragraph-rsid="0017dbc5"/>
    </style:style>
    <style:style style:name="T1" style:family="text">
      <style:text-properties fo:color="#000000" loext:opacity="100%" fo:font-weight="bold" officeooo:rsid="001385df" style:font-weight-asian="bold" style:font-weight-complex="bold"/>
    </style:style>
    <style:style style:name="T2" style:family="text">
      <style:text-properties officeooo:rsid="0015b224"/>
    </style:style>
    <style:style style:name="T3" style:family="text">
      <style:text-properties officeooo:rsid="00177cd0"/>
    </style:style>
    <style:style style:name="T4" style:family="text">
      <style:text-properties officeooo:rsid="0017daa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tividade 01) Atividades de pré-limpeza</text:p>
      <text:p text:style-name="P1"/>
      <text:p text:style-name="P3">Visão geral da atividade:</text:p>
      <text:p text:style-name="P1"/>
      <text:p text:style-name="P4">Agora que você aprendeu a se preparar para a Limpeza de dados, pode parar por um momento e refletir sobre essas etapas. Nesta autorreflexão, você considerará seus pensamentos sobre a importância das atividades de pré-limpeza e responderá a breves perguntas.</text:p>
      <text:p text:style-name="P5">Essa autorreflexão o ajudará a desenvolver insights sobre seu próprio aprendizado e o preparará para aplicar seu conhecimento sobre atividades de pré-limpeza e dados insuficientes ao seu próprio trabalho de Limpeza de dados. Ao responder às perguntas - e fazer suas próprias perguntas -, você considerará conceitos, práticas e princípios para ajudar a refinar sua compreensão e reforçar sua Aprendizagem. Você fez o trabalho árduo, portanto, certifique-se de tirar o máximo proveito dele: Essa reflexão ajudará a fixar seu conhecimento!</text:p>
      <text:p text:style-name="P1"/>
      <text:p text:style-name="P1">Considere o que você aprendeu sobre insuficiência de dados e as etapas para evitá-la:</text:p>
      <text:p text:style-name="P1"/>
      <text:list text:style-name="L1">
        <text:list-item>
          <text:p text:style-name="P6">Por que é importante concluir as etapas de pré-limpeza antes da Limpeza de dados?</text:p>
        </text:list-item>
      </text:list>
      <text:list text:style-name="L2">
        <text:list-item>
          <text:p text:style-name="P7">Que problemas podem ocorrer se você não seguir essas etapas?</text:p>
        </text:list-item>
      </text:list>
      <text:p text:style-name="P8"><text:line-break/><text:span text:style-name="T1">Resposta:</text:span></text:p>
      <text:p text:style-name="P8">As etapas de pré-limpeza são cruciais para o entendimento dos dados que tenho em mãos. A princípio, esses dados devem ser analisados para avaliar seu nível de confiabilidade, integridade e suficiência. Antes de trabalhar efetivamente com os dados, é necessário verificar se eles estão alinhados aos objetivos de negócio, se são incompletos e se apresentam inconsistências ou erros.</text:p>
      <text:p text:style-name="P8">Todo esse estudo é de suma importância, pois permite identificar quais processamentos devem ser realizados, quais mudanças são necessárias no projeto e se os dados realmente devem avançar para etapas mais profundas, como a limpeza de dados e a análise para a obtenção de insights.</text:p>
      <text:p text:style-name="P8">Caso essas etapas não sejam seguidas, há o risco de não compreender os dados de forma eficaz, o que pode resultar em perda de produtividade no projeto e no uso de dados potencialmente não confiáveis. Portanto, a realização das atividades de pré-limpeza é essencial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Atividade 02) Limpeza de dados com planilhas</text:p>
      <text:p text:style-name="P10"/>
      <text:p text:style-name="P11">Visão geral da atividade:</text:p>
      <text:p text:style-name="P9">Você aprendeu sobre a Limpeza de dados e sua importância para atender aos bons padrões da Ciência de dados. Nesta atividade, você fará uma limpeza de dados com planilhas e, em seguida, transporá os dados.</text:p>
      <text:p text:style-name="P5">Ao concluir esta atividade, você será capaz de executar alguns métodos básicos de limpeza em planilhas. Isso permitirá que você limpe e transponha dados, o que é importante para tornar os dados mais específicos e precisos em sua carreira.</text:p>
      <text:p text:style-name="P12">Etapas:</text:p>
      <text:p text:style-name="P9">→ Selecione e remova células em branco</text:p>
      <text:p text:style-name="P9">→ <text:span text:style-name="T2">Transpor os dados</text:span></text:p>
      <text:p text:style-name="P9">→ <text:span text:style-name="T2">Eliminar espaços extras em células com dados de string</text:span></text:p>
      <text:p text:style-name="P9">→ <text:span text:style-name="T3">Mudança de texto em minúsculas e maiúsculas</text:span></text:p>
      <text:p text:style-name="P9">→ <text:span text:style-name="T3">Excluir toda a formatação</text:span></text:p>
      <text:p text:style-name="P9"/>
      <text:p text:style-name="P13">Resultado da planilha realizada na atividade prática:</text:p>
      <text:p text:style-name="P14">Observação: Esta é apenas uma prévia, pois a planilha contém mais dados em seu formato amplo. </text:p>
      <text:p text:style-name="P14">A planilha completa estará no arquivo ‘Curso_4_Processamento_Dados → Atividades_Planilhas → 03_Atividade_Data Spreadsheet for _Cleaning with Spreadsheets__Janeiro_2026 - Sheet1’</text:p>
      <text:p text:style-name="P14"><draw:frame draw:style-name="fr1" draw:name="Figura1" text:anchor-type="char" svg:width="19.457cm" svg:height="6.874cm" draw:z-index="0"><draw:image xlink:href="Pictures/1000000100000524000001D1165CEEF9.png" xlink:type="simple" xlink:show="embed" xlink:actuate="onLoad" draw:mime-type="image/png"/></draw:frame><text:s text:c="6"/></text:p>
      <text:list text:style-name="L3">
        <text:list-item>
          <text:p text:style-name="P15"><text:span text:style-name="T4">Qual foi a parte mais desafiadora da Limpeza de dados?</text:span></text:p>
        </text:list-item>
      </text:list>
      <text:list text:style-name="L4">
        <text:list-item>
          <text:p text:style-name="P16">Por que a limpeza e a transposição de dados são importantes para a Análise de dados?</text:p>
        </text:list-item>
        <text:list-item>
          <text:p text:style-name="P16">Se você tivesse que limpar esses dados novamente, o que faria diferente? Por quê?</text:p>
        </text:list-item>
      </text:list>
      <text:p text:style-name="P14"><text:soft-page-break/></text:p>
      <text:p text:style-name="P14"/>
      <text:p text:style-name="P17">Resposta:</text:p>
      <text:p text:style-name="P18">A parte mais desafiadora da limpeza de dados, para mim, foi a transposição. Admito que levei um bom tempo para compreender as diferenças entre dados no formato longo e no formato amplo. Pode ser simples para algumas pessoas, mas ainda estou em processo de aprendizado.</text:p>
      <text:p text:style-name="P18">A limpeza e a transposição de dados são fundamentais para que uma análise seja realizada de forma organizada e com menor probabilidade de gerar insights incorretos, evitando, assim, possíveis prejuízos para o negócio.</text:p>
      <text:p text:style-name="P18">Se eu tivesse que limpar esses dados novamente, começaria removendo qualquer tipo de formatação. Em seguida, padronizaria o uso de letras maiúsculas e minúsculas e, só então, filtraria os dados, eliminando valores nulos e duplicatas, caso existam. Por fim, realizaria a transposição dos dados. Ou seja, nessa situação, eu apenas mudaria a ordem do processo. Eliminar a formatação logo no início ajuda na visualização dos dados e na identificação de possíveis erros que, em meio a tanta informação visual, podem passar despercebid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3T19:59:06.838368339</meta:creation-date>
    <dc:date>2026-01-15T20:10:29.089613616</dc:date>
    <meta:editing-duration>PT42M56S</meta:editing-duration>
    <meta:editing-cycles>3</meta:editing-cycles>
    <meta:generator>LibreOffice/24.8.2.1$Linux_X86_64 LibreOffice_project/480$Build-1</meta:generator>
    <meta:document-statistic meta:table-count="0" meta:image-count="1" meta:object-count="0" meta:page-count="3" meta:paragraph-count="32" meta:word-count="682" meta:character-count="4302" meta:non-whitespace-character-count="3648"/>
  </office:meta>
</office:document-meta>
</file>